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580000001F5754D91C06F322C0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ecedario_punt-guiada" svg:font-family="Abecedario_punt-guiada" style:font-pitch="variable"/>
    <style:font-face style:name="Colleged" svg:font-family="Colleged" style:font-pitch="variable"/>
    <style:font-face style:name="Lato Hairline" svg:font-family="'Lato Hai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becedario_punt-guiada" fo:font-size="40pt" officeooo:rsid="000ee090" officeooo:paragraph-rsid="000ee090" style:font-size-asian="40pt" style:font-size-complex="40pt"/>
    </style:style>
    <style:style style:name="P2" style:family="paragraph" style:parent-style-name="Standard">
      <style:text-properties style:font-name="Abecedario_punt-guiada" fo:font-size="40pt" officeooo:rsid="000ee090" officeooo:paragraph-rsid="000f3a27" style:font-size-asian="40pt" style:font-size-complex="40pt"/>
    </style:style>
    <style:style style:name="P3" style:family="paragraph" style:parent-style-name="Standard">
      <style:text-properties style:font-name="Abecedario_punt-guiada" fo:font-size="28pt" officeooo:rsid="000ee090" officeooo:paragraph-rsid="000ee090" style:font-size-asian="28pt" style:font-size-complex="28pt"/>
    </style:style>
    <style:style style:name="P4" style:family="paragraph" style:parent-style-name="Standard">
      <style:text-properties style:font-name="Abecedario_punt-guiada" fo:font-size="28pt" officeooo:rsid="000ee090" officeooo:paragraph-rsid="000f3a27" style:font-size-asian="28pt" style:font-size-complex="28pt"/>
    </style:style>
    <style:style style:name="P5" style:family="paragraph" style:parent-style-name="Standard">
      <style:text-properties style:font-name="Abecedario_punt-guiada" fo:font-size="28pt" officeooo:paragraph-rsid="000ee090" style:font-size-asian="28pt" style:font-size-complex="28pt"/>
    </style:style>
    <style:style style:name="P6" style:family="paragraph" style:parent-style-name="Standard">
      <style:text-properties style:font-name="Abecedario_punt-guiada" fo:font-size="6pt" officeooo:rsid="000ee090" officeooo:paragraph-rsid="000ee090" style:font-size-asian="5.25pt" style:font-size-complex="6pt"/>
    </style:style>
    <style:style style:name="P7" style:family="paragraph" style:parent-style-name="Standard">
      <style:text-properties style:font-name="Lato Hairline" fo:font-size="48pt" officeooo:rsid="000ee090" officeooo:paragraph-rsid="000ee090" style:font-size-asian="48pt" style:font-size-complex="48pt"/>
    </style:style>
    <style:style style:name="P8" style:family="paragraph" style:parent-style-name="Standard">
      <style:text-properties style:font-name="Lato Hairline" fo:font-size="48pt" officeooo:rsid="000ee090" officeooo:paragraph-rsid="000f3a27" style:font-size-asian="48pt" style:font-size-complex="48pt"/>
    </style:style>
    <style:style style:name="P9" style:family="paragraph" style:parent-style-name="Standard">
      <style:paragraph-properties fo:break-before="column"/>
      <style:text-properties style:font-name="Abecedario_punt-guiada" fo:font-size="28pt" officeooo:rsid="000ee090" officeooo:paragraph-rsid="000ee090" style:font-size-asian="28pt" style:font-size-complex="28pt"/>
    </style:style>
    <style:style style:name="P10" style:family="paragraph" style:parent-style-name="Standard">
      <style:paragraph-properties fo:break-before="column"/>
      <style:text-properties style:font-name="Abecedario_punt-guiada" fo:font-size="28pt" officeooo:rsid="000ee090" officeooo:paragraph-rsid="000f3a27" style:font-size-asian="28pt" style:font-size-complex="28pt"/>
    </style:style>
    <style:style style:name="P11" style:family="paragraph" style:parent-style-name="Standard">
      <style:paragraph-properties fo:break-before="page"/>
      <style:text-properties style:font-name="Abecedario_punt-guiada" fo:font-size="28pt" officeooo:rsid="000ee090" officeooo:paragraph-rsid="000ee090" style:font-size-asian="28pt" style:font-size-complex="28pt"/>
    </style:style>
    <style:style style:name="P12" style:family="paragraph" style:parent-style-name="Title">
      <style:paragraph-properties fo:break-before="page"/>
    </style:style>
    <style:style style:name="P13" style:family="paragraph" style:parent-style-name="Footer">
      <style:paragraph-properties>
        <style:tab-stops>
          <style:tab-stop style:position="3cm"/>
          <style:tab-stop style:position="25.7cm" style:type="right"/>
        </style:tab-stops>
      </style:paragraph-properties>
      <style:text-properties officeooo:rsid="00139b54" officeooo:paragraph-rsid="00139b5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4856*" fo:start-indent="0cm" fo:end-indent="0cm"/>
          <style:column style:rel-width="4856*" fo:start-indent="0cm" fo:end-indent="0cm"/>
          <style:column style:rel-width="485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5" fo:column-gap="0cm">
          <style:column style:rel-width="2914*" fo:start-indent="0cm" fo:end-indent="0cm"/>
          <style:column style:rel-width="2914*" fo:start-indent="0cm" fo:end-indent="0cm"/>
          <style:column style:rel-width="2914*" fo:start-indent="0cm" fo:end-indent="0cm"/>
          <style:column style:rel-width="2914*" fo:start-indent="0cm" fo:end-indent="0cm"/>
          <style:column style:rel-width="2914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2">
        <text:section text:style-name="Sect1" text:name="Secció1">
          <text:p text:style-name="Title">Els dies<text:line-break/>de la setmana</text:p>
          <text:p text:style-name="P5"/>
          <text:p text:style-name="P3">dilluns</text:p>
          <text:p text:style-name="P3">dimarts</text:p>
          <text:p text:style-name="P3">dimecres</text:p>
          <text:p text:style-name="P3">dijous</text:p>
          <text:p text:style-name="P3">divendres</text:p>
          <text:p text:style-name="P3"/>
          <text:p text:style-name="P3">dissabte</text:p>
          <text:p text:style-name="P3">diumenge</text:p>
          <text:p text:style-name="P3"/>
          <text:p text:style-name="P9"/>
          <text:p text:style-name="P3"/>
          <text:p text:style-name="P3"/>
          <text:p text:style-name="P4"/>
          <text:p text:style-name="P4">dilluns</text:p>
          <text:p text:style-name="P4">dimarts</text:p>
          <text:p text:style-name="P4">dimecres</text:p>
          <text:p text:style-name="P4">dijous</text:p>
          <text:p text:style-name="P4">divendres</text:p>
          <text:p text:style-name="P4"/>
          <text:p text:style-name="P4">dissabte</text:p>
          <text:p text:style-name="P4">diumenge</text:p>
          <text:p text:style-name="P3"/>
          <text:p text:style-name="P9"/>
          <text:p text:style-name="P3"/>
          <text:p text:style-name="P3"/>
          <text:p text:style-name="P3"/>
          <text:p text:style-name="P3">dilluns</text:p>
          <text:p text:style-name="P3">dimarts</text:p>
          <text:p text:style-name="P3">dimecres</text:p>
          <text:p text:style-name="P3">dijous</text:p>
          <text:p text:style-name="P3">divendres</text:p>
          <text:p text:style-name="P3"/>
          <text:p text:style-name="P3">dissabte</text:p>
          <text:p text:style-name="P3">diumenge</text:p>
          <text:p text:style-name="P3"/>
          <text:p text:style-name="P3"><text:soft-page-break/></text:p>
          <text:p text:style-name="P3"/>
          <text:p text:style-name="P4"/>
        </text:section>
      </text:section>
      <text:p text:style-name="P7">Els mesos de l’any</text:p>
      <text:p text:style-name="P3"/>
      <text:section text:style-name="Sect1" text:name="Secció3">
        <text:p text:style-name="P1">gener</text:p>
        <text:p text:style-name="P1">febrer</text:p>
        <text:p text:style-name="P1">març</text:p>
        <text:p text:style-name="P1">abril</text:p>
        <text:p text:style-name="P1">maig</text:p>
        <text:p text:style-name="P1">juny</text:p>
        <text:p text:style-name="P1">juliol</text:p>
        <text:p text:style-name="P1">agost</text:p>
        <text:p text:style-name="P1">setembre</text:p>
        <text:p text:style-name="P1">octubre</text:p>
        <text:p text:style-name="P1">novembre</text:p>
        <text:p text:style-name="P1">desembre</text:p>
      </text:section>
      <text:p text:style-name="P3"/>
      <text:p text:style-name="P11"/>
      <text:p text:style-name="P8">Els mesos de l’any</text:p>
      <text:p text:style-name="P4"/>
      <text:section text:style-name="Sect1" text:name="Secció4">
        <text:p text:style-name="P2">gener</text:p>
        <text:p text:style-name="P2">febrer</text:p>
        <text:p text:style-name="P2">març</text:p>
        <text:p text:style-name="P2">abril</text:p>
        <text:p text:style-name="P2">maig</text:p>
        <text:p text:style-name="P2">juny</text:p>
        <text:p text:style-name="P2">juliol</text:p>
        <text:p text:style-name="P2">agost</text:p>
        <text:p text:style-name="P2">setembre</text:p>
        <text:p text:style-name="P2">octubre</text:p>
        <text:p text:style-name="P2">novembre</text:p>
        <text:p text:style-name="P2">desembre</text:p>
      </text:section>
      <text:p text:style-name="P12">Les estacions</text:p>
      <text:p text:style-name="P6"/>
      <text:section text:style-name="Sect2" text:name="Secció5">
        <text:p text:style-name="P3">primavera</text:p>
        <text:p text:style-name="P3">estiu</text:p>
        <text:p text:style-name="P3">tardor</text:p>
        <text:p text:style-name="P3">hivern</text:p>
        <text:p text:style-name="P3"/>
        <text:p text:style-name="P4">primavera</text:p>
        <text:p text:style-name="P4">estiu</text:p>
        <text:p text:style-name="P4">tardor</text:p>
        <text:p text:style-name="P4">hivern</text:p>
        <text:p text:style-name="P3"/>
        <text:p text:style-name="P10">primavera</text:p>
        <text:p text:style-name="P4">estiu</text:p>
        <text:p text:style-name="P4">tardor</text:p>
        <text:p text:style-name="P4">hivern</text:p>
        <text:p text:style-name="P4"/>
        <text:p text:style-name="P4">primavera</text:p>
        <text:p text:style-name="P4">estiu</text:p>
        <text:p text:style-name="P4">tardor</text:p>
        <text:p text:style-name="P4">hivern</text:p>
        <text:p text:style-name="P4"/>
        <text:p text:style-name="P10">primavera</text:p>
        <text:p text:style-name="P4">estiu</text:p>
        <text:p text:style-name="P4">tardor</text:p>
        <text:p text:style-name="P4">hivern</text:p>
        <text:p text:style-name="P4"/>
        <text:p text:style-name="P4">primavera</text:p>
        <text:p text:style-name="P4">estiu</text:p>
        <text:p text:style-name="P4">tardor</text:p>
        <text:p text:style-name="P4">hivern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ecedario_punt-guiada" svg:font-family="Abecedario_punt-guiada" style:font-pitch="variable"/>
    <style:font-face style:name="Colleged" svg:font-family="Colleged" style:font-pitch="variable"/>
    <style:font-face style:name="Lato Hairline" svg:font-family="'Lato Hairlin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Lato Hairline" fo:font-family="'Lato Hairline'" style:font-pitch="variable" fo:font-size="40pt" fo:font-weight="normal" style:font-size-asian="40pt" style:font-weight-asian="normal" style:font-size-complex="40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cm"/>
          <style:tab-stop style:position="25.7cm" style:type="right"/>
        </style:tab-stops>
      </style:paragraph-properties>
      <style:text-properties officeooo:rsid="00139b54" officeooo:paragraph-rsid="00139b54"/>
    </style:style>
    <style:style style:name="MT1" style:family="text"/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tge1" text:anchor-type="paragraph" svg:x="0.166cm" svg:y="-0.164cm" svg:width="2.328cm" svg:height="0.82cm" draw:z-index="0"><draw:image xlink:href="Pictures/10000201000000580000001F5754D91C06F322C0.png" xlink:type="simple" xlink:show="embed" xlink:actuate="onLoad"/></draw:frame><text:tab/>Alfons Rovira - <text:a xlink:type="simple" xlink:href="http://inclusa.github.io/lectura" office:name="Ves a la web" office:target-frame-name="_blank" xlink:show="new" text:style-name="Internet_20_link" text:visited-style-name="Visited_20_Internet_20_Link">http://inclusa.github.io/lectura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07:01:23.670257684</meta:creation-date>
    <dc:date>2017-02-04T07:29:52.890592572</dc:date>
    <meta:editing-duration>PT7M27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4" meta:paragraph-count="74" meta:word-count="88" meta:character-count="575" meta:non-whitespace-character-count="560"/>
  </office:meta>
</office:document-meta>
</file>